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e6e6e6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53in" svg:x="8.1409in" svg:y="1.1606in">
            <draw:object draw:notify-on-update-of-ranges="Sheet1.G5:Sheet1.G5 Sheet1.G6:Sheet1.G10 Sheet1.H5:Sheet1.H5 Sheet1.H6:Sheet1.H10 Sheet1.I5:Sheet1.I5 Sheet1.I6:Sheet1.I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53in" svg:x="7.2087in" svg:y="5.1449in">
            <draw:object draw:notify-on-update-of-ranges="Sheet1.G15:Sheet1.G15 Sheet1.G16:Sheet1.G20 Sheet1.H15:Sheet1.H15 Sheet1.H16:Sheet1.H20 Sheet1.I15:Sheet1.I15 Sheet1.I16:Sheet1.I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UMBRAL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dopp 512</text:p>
          </table:table-cell>
          <table:table-cell table:number-columns-repeated="4"/>
          <table:table-cell office:value-type="string">
            <text:p>Dopp 5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 office:value-type="string">
            <text:p>ruido</text:p>
          </table:table-cell>
          <table:table-cell table:style-name="ce1" office:value-type="string">
            <text:p>UMBRAL</text:p>
          </table:table-cell>
          <table:table-cell table:style-name="ce1" office:value-type="string">
            <text:p>LPF</text:p>
          </table:table-cell>
        </table:table-row>
        <table:table-row table:style-name="ro2">
          <table:table-cell/>
          <table:table-cell office:value-type="string">
            <text:p>son= 7 redu=0.7 ruido=30</text:p>
          </table:table-cell>
          <table:table-cell table:number-columns-repeated="4"/>
          <table:table-cell table:style-name="ce1" office:value-type="float" office:value="10">
            <text:p>10</text:p>
          </table:table-cell>
          <table:table-cell table:style-name="ce3" office:value-type="float" office:value="0.332432">
            <text:p>0.332432</text:p>
          </table:table-cell>
          <table:table-cell table:style-name="ce3" office:value-type="float" office:value="0.622417">
            <text:p>0.622417</text:p>
          </table:table-cell>
        </table:table-row>
        <table:table-row table:style-name="ro2">
          <table:table-cell table:number-columns-repeated="6"/>
          <table:table-cell table:style-name="ce1" office:value-type="float" office:value="20">
            <text:p>20</text:p>
          </table:table-cell>
          <table:table-cell table:style-name="ce4" office:value-type="float" office:value="0.518221">
            <text:p>0.518221</text:p>
          </table:table-cell>
          <table:table-cell table:style-name="ce4" office:value-type="float" office:value="-0.05416">
            <text:p>-0.05416</text:p>
          </table:table-cell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7.421893">
            <text:p>7.421893</text:p>
          </table:table-cell>
          <table:table-cell/>
          <table:table-cell table:style-name="ce1" office:value-type="float" office:value="30">
            <text:p>30</text:p>
          </table:table-cell>
          <table:table-cell table:style-name="ce3" office:value-type="float" office:value="1.436581">
            <text:p>1.436581</text:p>
          </table:table-cell>
          <table:table-cell table:style-name="ce3" office:value-type="float" office:value="-0.473787">
            <text:p>-0.473787</text:p>
          </table:table-cell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8.858474">
            <text:p>8.858474</text:p>
          </table:table-cell>
          <table:table-cell/>
          <table:table-cell table:style-name="ce1" office:value-type="float" office:value="40">
            <text:p>40</text:p>
          </table:table-cell>
          <table:table-cell table:style-name="ce4" office:value-type="float" office:value="2.345023">
            <text:p>2.345023</text:p>
          </table:table-cell>
          <table:table-cell table:style-name="ce4" office:value-type="float" office:value="-0.691445">
            <text:p>-0.691445</text:p>
          </table:table-cell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1.436581">
            <text:p>1.436581</text:p>
          </table:table-cell>
          <table:table-cell table:number-columns-repeated="3"/>
          <table:table-cell table:style-name="ce1" office:value-type="float" office:value="50">
            <text:p>50</text:p>
          </table:table-cell>
          <table:table-cell table:style-name="ce3" office:value-type="float" office:value="3.147871">
            <text:p>3.147871</text:p>
          </table:table-cell>
          <table:table-cell table:style-name="ce3" office:value-type="float" office:value="-0.688753">
            <text:p>-0.688753</text:p>
          </table:table-cell>
        </table:table-row>
        <table:table-row table:style-name="ro2">
          <table:table-cell table:number-columns-repeated="6"/>
          <table:table-cell table:style-name="ce2" table:number-columns-repeated="3"/>
        </table:table-row>
        <table:table-row table:style-name="ro2">
          <table:table-cell/>
          <table:table-cell office:value-type="string">
            <text:p>son= 5 redu=0.3 ruido=50</text:p>
          </table:table-cell>
          <table:table-cell table:number-columns-repeated="4"/>
          <table:table-cell table:style-name="ce2" table:number-columns-repeated="3"/>
        </table:table-row>
        <table:table-row table:style-name="ro2">
          <table:table-cell table:number-columns-repeated="6"/>
          <table:table-cell table:style-name="ce2" table:number-columns-repeated="3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3.135657">
            <text:p>3.135657</text:p>
          </table:table-cell>
          <table:table-cell/>
          <table:table-cell table:style-name="ce1" office:value-type="string">
            <text:p>S64</text:p>
          </table:table-cell>
          <table:table-cell table:style-name="ce1" table:number-columns-repeated="2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6.283528">
            <text:p>6.283528</text:p>
          </table:table-cell>
          <table:table-cell/>
          <table:table-cell table:style-name="ce1" office:value-type="string">
            <text:p>ruido</text:p>
          </table:table-cell>
          <table:table-cell table:style-name="ce1" office:value-type="string">
            <text:p>UMBRAL</text:p>
          </table:table-cell>
          <table:table-cell table:style-name="ce1" office:value-type="string">
            <text:p>LPF</text:p>
          </table:table-cell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3.147871">
            <text:p>3.147871</text:p>
          </table:table-cell>
          <table:table-cell table:number-columns-repeated="3"/>
          <table:table-cell table:style-name="ce1" office:value-type="float" office:value="10">
            <text:p>10</text:p>
          </table:table-cell>
          <table:table-cell table:style-name="ce3" office:value-type="float" office:value="0.385134">
            <text:p>0.385134</text:p>
          </table:table-cell>
          <table:table-cell table:style-name="ce3" office:value-type="float" office:value="1.714208">
            <text:p>1.714208</text:p>
          </table:table-cell>
        </table:table-row>
        <table:table-row table:style-name="ro2">
          <table:table-cell table:number-columns-repeated="6"/>
          <table:table-cell table:style-name="ce1" office:value-type="float" office:value="20">
            <text:p>20</text:p>
          </table:table-cell>
          <table:table-cell table:style-name="ce4" office:value-type="float" office:value="1.747845">
            <text:p>1.747845</text:p>
          </table:table-cell>
          <table:table-cell table:style-name="ce4" office:value-type="float" office:value="2.210838">
            <text:p>2.210838</text:p>
          </table:table-cell>
        </table:table-row>
        <table:table-row table:style-name="ro2">
          <table:table-cell/>
          <table:table-cell office:value-type="string">
            <text:p>son= 5 redu=0.5 ruido=40</text:p>
          </table:table-cell>
          <table:table-cell table:number-columns-repeated="4"/>
          <table:table-cell table:style-name="ce1" office:value-type="float" office:value="30">
            <text:p>30</text:p>
          </table:table-cell>
          <table:table-cell table:style-name="ce3" office:value-type="float" office:value="1.489879">
            <text:p>1.489879</text:p>
          </table:table-cell>
          <table:table-cell table:style-name="ce3" office:value-type="float" office:value="3.070685">
            <text:p>3.070685</text:p>
          </table:table-cell>
        </table:table-row>
        <table:table-row table:style-name="ro2">
          <table:table-cell table:number-columns-repeated="6"/>
          <table:table-cell table:style-name="ce1" office:value-type="float" office:value="40">
            <text:p>40</text:p>
          </table:table-cell>
          <table:table-cell table:style-name="ce4" office:value-type="float" office:value="3.434292">
            <text:p>3.434292</text:p>
          </table:table-cell>
          <table:table-cell table:style-name="ce4" office:value-type="float" office:value="3.022277">
            <text:p>3.022277</text:p>
          </table:table-cell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5.18361">
            <text:p>5.18361</text:p>
          </table:table-cell>
          <table:table-cell/>
          <table:table-cell table:style-name="ce1" office:value-type="float" office:value="50">
            <text:p>50</text:p>
          </table:table-cell>
          <table:table-cell table:style-name="ce3" office:value-type="float" office:value="5.086091">
            <text:p>5.086091</text:p>
          </table:table-cell>
          <table:table-cell table:style-name="ce3" office:value-type="float" office:value="2.788692">
            <text:p>2.788692</text:p>
          </table:table-cell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7.528633">
            <text:p>7.52863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2.345023">
            <text:p>2.34502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son= 7 redu=0.9 ruido=2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0.943071">
            <text:p>10.94307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1.461292">
            <text:p>11.46129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0.518221">
            <text:p>0.51822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3 redu=0.7 ruido=1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6.980781">
            <text:p>16.98078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7.313213">
            <text:p>17.31321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0.332432">
            <text:p>0.33243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LPF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son= 12 redu=0.7 ruido=1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7.20066">
            <text:p>17.2006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7.823078">
            <text:p>17.82307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0.622417">
            <text:p>0.62241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12 redu=0.9 ruido=2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1.304389">
            <text:p>11.30438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1.250229">
            <text:p>11.25022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-0.05416">
            <text:p>-0.05416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7 redu=0.9 ruido=3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7.423113">
            <text:p>7.42311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6.949326">
            <text:p>6.94932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-0.473787">
            <text:p>-0.47378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2 redu=0.9 ruido=4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5.092616">
            <text:p>5.09261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4.401171">
            <text:p>4.40117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-0.691445">
            <text:p>-0.69144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son= 8 redu=0.9 ruido=5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3.087191">
            <text:p>3.08719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2.398437">
            <text:p>2.39843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-0.688753">
            <text:p>-0.68875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s64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LPF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son= 8 redu=0.1 ruido=5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4.969271">
            <text:p>4.96927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7.757963">
            <text:p>7.75796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2.788692">
            <text:p>2.788692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>
            <text:p>son= 12 redu=0.1 ruido=4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5.901349">
            <text:p>5.90134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8.923626">
            <text:p>8.92362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3.022277">
            <text:p>3.02227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14 redu=0.1 ruido=3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7.822632">
            <text:p>7.82263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0.893317">
            <text:p>10.89331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3.070685">
            <text:p>3.07068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15 redu=0.1 ruido=2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1.01763">
            <text:p>11.0176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3.228468">
            <text:p>13.22846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2.210838">
            <text:p>2.210838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8 redu=0.5 ruido=1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6.933654">
            <text:p>16.93365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8.647862">
            <text:p>18.647862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1.714208">
            <text:p>1.71420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UMBRAL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4 redu=0.7 ruido=1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6.8576">
            <text:p>16.857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7.242733">
            <text:p>17.24273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0.385134">
            <text:p>0.385134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4 redu=0.2 ruido=2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11.384595">
            <text:p>11.38459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13.132439">
            <text:p>13.13243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1.747845">
            <text:p>1.74784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50 redu=0.4 ruido=3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7.486266">
            <text:p>7.48626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8.976145">
            <text:p>8.97614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1.489879">
            <text:p>1.489879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5 redu=0.1 ruido=4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4.687284">
            <text:p>4.6872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8.121576">
            <text:p>8.12157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3.434292">
            <text:p>3.434292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son= 5 redu=0.1 ruido=5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PSNR de la senal ruidosa:</text:p>
          </table:table-cell>
          <table:table-cell table:number-columns-repeated="2"/>
          <table:table-cell office:value-type="float" office:value="2.832745">
            <text:p>2.83274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SNR de la senal filtrada:</text:p>
          </table:table-cell>
          <table:table-cell table:number-columns-repeated="2"/>
          <table:table-cell office:value-type="float" office:value="7.918836">
            <text:p>7.91883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antidad de dB de rango dinamico ganados:</text:p>
          </table:table-cell>
          <table:table-cell office:value-type="float" office:value="5.086091">
            <text:p>5.086091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5-16T14:34:39</meta:creation-date>
    <dc:date>2013-05-16T14:53:49</dc:date>
    <dc:creator>Damian </dc:creator>
    <meta:editing-duration>PT11M37S</meta:editing-duration>
    <meta:editing-cycles>2</meta:editing-cycles>
    <meta:generator>LibreOffice/3.5$Linux_X86_64 LibreOffice_project/350m1$Build-2</meta:generator>
    <meta:document-statistic meta:table-count="3" meta:cell-count="1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Sheet1.G5:Sheet1.I10" chart:data-source-has-labels="both" svg:x="0.769cm" svg:y="0.855cm" svg:width="11.818cm" svg:height="7.551cm">
          <chartooo:coordinate-region svg:x="1.603cm" svg:y="1.054cm" svg:width="10.797cm" svg:height="7.153cm"/>
          <chart:axis chart:dimension="x" chart:name="primary-x" chart:style-name="ch4" chartooo:axis-type="auto">
            <chart:categories table:cell-range-address="Sheet1.G6:Sheet1.G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6:Sheet1.H10" chart:label-cell-address="Sheet1.H5:Sheet1.H5" chart:class="chart:scatter">
            <chart:domain table:cell-range-address="Sheet1.G6:Sheet1.G10"/>
            <chart:data-point chart:repeated="5"/>
          </chart:series>
          <chart:series chart:style-name="ch7" chart:values-cell-range-address="Sheet1.I6:Sheet1.I10" chart:label-cell-address="Sheet1.I5:Sheet1.I5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BRAL</text:p>
                <draw:g>
                  <svg:desc>Sheet1.H5:Sheet1.H5</svg:desc>
                </draw:g>
              </table:table-cell>
              <table:table-cell office:value-type="string">
                <text:p>LPF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6:Sheet1.G10</svg:desc>
                </draw:g>
              </table:table-cell>
              <table:table-cell office:value-type="float" office:value="0.332432">
                <text:p>0.332432</text:p>
                <draw:g>
                  <svg:desc>Sheet1.H6:Sheet1.H10</svg:desc>
                </draw:g>
              </table:table-cell>
              <table:table-cell office:value-type="float" office:value="0.622417">
                <text:p>0.622417</text:p>
                <draw:g>
                  <svg:desc>Sheet1.I6:Sheet1.I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8221">
                <text:p>0.518221</text:p>
              </table:table-cell>
              <table:table-cell office:value-type="float" office:value="-0.05416">
                <text:p>-0.054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36581">
                <text:p>1.436581</text:p>
              </table:table-cell>
              <table:table-cell office:value-type="float" office:value="-0.473787">
                <text:p>-0.4737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345023">
                <text:p>2.345023</text:p>
              </table:table-cell>
              <table:table-cell office:value-type="float" office:value="-0.691445">
                <text:p>-0.6914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147871">
                <text:p>3.147871</text:p>
              </table:table-cell>
              <table:table-cell office:value-type="float" office:value="-0.688753">
                <text:p>-0.688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Sheet1.G15:Sheet1.I20" chart:data-source-has-labels="both" svg:x="0.769cm" svg:y="0.855cm" svg:width="11.818cm" svg:height="7.551cm">
          <chartooo:coordinate-region svg:x="1.205cm" svg:y="1.054cm" svg:width="11.196cm" svg:height="6.705cm"/>
          <chart:axis chart:dimension="x" chart:name="primary-x" chart:style-name="ch4" chartooo:axis-type="auto">
            <chart:categories table:cell-range-address="Sheet1.G16:Sheet1.G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16:Sheet1.H20" chart:label-cell-address="Sheet1.H15:Sheet1.H15" chart:class="chart:scatter">
            <chart:domain table:cell-range-address="Sheet1.G16:Sheet1.G20"/>
            <chart:data-point chart:repeated="5"/>
          </chart:series>
          <chart:series chart:style-name="ch7" chart:values-cell-range-address="Sheet1.I16:Sheet1.I20" chart:label-cell-address="Sheet1.I15:Sheet1.I15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BRAL</text:p>
                <draw:g>
                  <svg:desc>Sheet1.H15:Sheet1.H15</svg:desc>
                </draw:g>
              </table:table-cell>
              <table:table-cell office:value-type="string">
                <text:p>LPF</text:p>
                <draw:g>
                  <svg:desc>Sheet1.I15:Sheet1.I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16:Sheet1.G20</svg:desc>
                </draw:g>
              </table:table-cell>
              <table:table-cell office:value-type="float" office:value="0.385134">
                <text:p>0.385134</text:p>
                <draw:g>
                  <svg:desc>Sheet1.H16:Sheet1.H20</svg:desc>
                </draw:g>
              </table:table-cell>
              <table:table-cell office:value-type="float" office:value="1.714208">
                <text:p>1.714208</text:p>
                <draw:g>
                  <svg:desc>Sheet1.I16:Sheet1.I2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47845">
                <text:p>1.747845</text:p>
              </table:table-cell>
              <table:table-cell office:value-type="float" office:value="2.210838">
                <text:p>2.210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89879">
                <text:p>1.489879</text:p>
              </table:table-cell>
              <table:table-cell office:value-type="float" office:value="3.070685">
                <text:p>3.0706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434292">
                <text:p>3.434292</text:p>
              </table:table-cell>
              <table:table-cell office:value-type="float" office:value="3.022277">
                <text:p>3.0222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086091">
                <text:p>5.086091</text:p>
              </table:table-cell>
              <table:table-cell office:value-type="float" office:value="2.788692">
                <text:p>2.788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